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fo:font-weight="bold" officeooo:rsid="00020bdd" officeooo:paragraph-rsid="00020bdd" style:font-weight-asian="bold" style:font-weight-complex="bold"/>
    </style:style>
    <style:style style:name="P2" style:family="paragraph" style:parent-style-name="Standard">
      <style:text-properties style:font-name="DejaVu Sans Light" fo:font-weight="bold" officeooo:rsid="000385e1" officeooo:paragraph-rsid="000385e1" style:font-weight-asian="bold" style:font-weight-complex="bold"/>
    </style:style>
    <style:style style:name="P3" style:family="paragraph" style:parent-style-name="Standard">
      <style:text-properties style:font-name="DejaVu Sans Light" fo:font-weight="bold" officeooo:rsid="00057d67" officeooo:paragraph-rsid="00057d67" style:font-weight-asian="bold" style:font-weight-complex="bold"/>
    </style:style>
    <style:style style:name="P4" style:family="paragraph" style:parent-style-name="Standard">
      <style:text-properties style:font-name="DejaVu Sans Light" fo:font-weight="normal" officeooo:rsid="00020bdd" officeooo:paragraph-rsid="00020bdd" style:font-weight-asian="normal" style:font-weight-complex="normal"/>
    </style:style>
    <style:style style:name="P5" style:family="paragraph" style:parent-style-name="Standard">
      <style:text-properties style:font-name="DejaVu Sans Light" fo:font-weight="normal" officeooo:rsid="00057d67" officeooo:paragraph-rsid="00057d67" style:font-weight-asian="normal" style:font-weight-complex="normal"/>
    </style:style>
    <style:style style:name="P6" style:family="paragraph" style:parent-style-name="Standard">
      <style:text-properties style:font-name="DejaVu Sans Light" fo:font-weight="normal" officeooo:rsid="0006c94f" officeooo:paragraph-rsid="0006c94f" style:font-weight-asian="normal" style:font-weight-complex="normal"/>
    </style:style>
    <style:style style:name="P7" style:family="paragraph" style:parent-style-name="Standard">
      <style:text-properties style:font-name="DejaVu Sans Light" fo:font-weight="normal" officeooo:rsid="00020bdd" officeooo:paragraph-rsid="00020bdd" fo:background-color="transparent" style:font-weight-asian="normal" style:font-weight-complex="normal"/>
    </style:style>
    <style:style style:name="P8" style:family="paragraph" style:parent-style-name="Title">
      <style:text-properties officeooo:rsid="00020bdd" officeooo:paragraph-rsid="00020bdd"/>
    </style:style>
    <style:style style:name="T1" style:family="text">
      <style:text-properties fo:background-color="#ffff00"/>
    </style:style>
    <style:style style:name="T2" style:family="text">
      <style:text-properties officeooo:rsid="00069c98" fo:background-color="#ffff00"/>
    </style:style>
    <style:style style:name="T3" style:family="text">
      <style:text-properties fo:background-color="transpare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7d67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weight="normal" fo:background-color="#ffff00" style:font-weight-asian="normal" style:font-weight-complex="normal"/>
    </style:style>
    <style:style style:name="T8" style:family="text">
      <style:text-properties officeooo:rsid="00069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le Browser Developer Documentation 0.1</text:p>
      <text:p text:style-name="P2">Overview</text:p>
      <text:p text:style-name="P2"><text:span text:style-name="T4"/></text:p>
      <text:p text:style-name="P2"><text:span text:style-name="T4">File Browser is made of </text:span><text:span text:style-name="T7">Plugin</text:span><text:span text:style-name="T4">'s, which raise and respond to signals transferred by a </text:span><text:span text:style-name="T7">PluginManager</text:span><text:span text:style-name="T4">. </text:span><text:span text:style-name="T5">GUI events also raise signals.</text:span></text:p>
      <text:p text:style-name="P1"/>
      <text:p text:style-name="P3">Starting Process</text:p>
      <text:p text:style-name="P3"/>
      <text:p text:style-name="P5">An instance of the <text:span text:style-name="T1">Main</text:span> class is created.</text:p>
      <text:p text:style-name="P5">A <text:span text:style-name="T1">PluginManager</text:span> is created.</text:p>
      <text:p text:style-name="P5"><text:span text:style-name="T1">PluginManager</text:span> reads the names of plugins to load from <text:span text:style-name="T1">plugins.list</text:span></text:p>
      <text:p text:style-name="P5"><text:span text:style-name="T1">Plugin</text:span>'s are initialized with <text:span text:style-name="T1">PluginManager</text:span> as parameter.</text:p>
      <text:p text:style-name="P6"><text:span text:style-name="T1">started</text:span> signal is raised</text:p>
      <text:p text:style-name="P5"/>
      <text:p text:style-name="P1"/>
      <text:p text:style-name="P1">Plug-in Spesification</text:p>
      <text:p text:style-name="P1"/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Kocal</meta:initial-creator>
    <meta:creation-date>2013-11-28T10:49:32.475511021</meta:creation-date>
    <dc:date>2014-01-26T21:46:13.702479420</dc:date>
    <dc:creator>Ali Kocal</dc:creator>
    <meta:editing-duration>PT2H5M8S</meta:editing-duration>
    <meta:editing-cycles>6</meta:editing-cycles>
    <meta:generator>LibreOffice/4.1.4.2$Linux_X86_64 LibreOffice_project/410m0$Build-2</meta:generator>
    <meta:document-statistic meta:table-count="0" meta:image-count="0" meta:object-count="0" meta:page-count="1" meta:paragraph-count="10" meta:word-count="64" meta:character-count="431" meta:non-whitespace-character-count="377"/>
  </office:meta>
</office:document-meta>
</file>